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Padauk" svg:font-family="Padauk" style:font-pitch="variable"/>
    <style:font-face style:name="SimSun1" svg:font-family="SimSun" style:font-pitch="variable"/>
    <style:font-face style:name="SimSun2" svg:font-family="SimSun, 宋体" style:font-pitch="variable"/>
    <style:font-face style:name="UniMM" svg:font-family="UniMM, Padauk" style:font-pitch="variable"/>
    <style:font-face style:name="Courier New2" svg:font-family="'Courier New'" style:font-family-generic="modern" style:font-pitch="variable"/>
    <style:font-face style:name="Mangal2" svg:font-family="Mangal" style:font-family-generic="modern" style:font-pitch="variable"/>
    <style:font-face style:name="Times New Roman1" svg:font-family="'Times New Roman'"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fo:font-weight="bold" style:font-weight-asian="bold"/>
    </style:style>
    <style:style style:name="P3" style:family="paragraph" style:parent-style-name="Standard">
      <style:text-properties style:font-name="Trebuchet MS" fo:language="zxx" fo:country="none" style:language-asian="zxx" style:country-asian="none"/>
    </style:style>
    <style:style style:name="P4" style:family="paragraph" style:parent-style-name="Standard">
      <style:text-properties style:font-name="Trebuchet MS" fo:language="zxx" fo:country="none" style:language-asian="zxx" style:country-asian="none" style:language-complex="my" style:country-complex="MM"/>
    </style:style>
    <style:style style:name="P5" style:family="paragraph" style:parent-style-name="Standard">
      <style:text-properties style:font-name="Trebuchet MS" fo:font-style="italic" style:font-style-asian="italic"/>
    </style:style>
    <style:style style:name="P6" style:family="paragraph" style:parent-style-name="Standard">
      <style:text-properties style:font-name="Courier New" fo:font-size="10pt" style:font-size-asian="10pt" style:font-name-complex="Courier New" style:font-size-complex="10pt"/>
    </style:style>
    <style:style style:name="P7" style:family="paragraph" style:parent-style-name="Standard">
      <style:paragraph-properties fo:margin-left="0.6252in" fo:margin-right="0in" fo:text-indent="-0.1252in" style:auto-text-indent="false">
        <style:tab-stops>
          <style:tab-stop style:position="0.6252in"/>
        </style:tab-stops>
      </style:paragraph-properties>
      <style:text-properties style:font-name="Trebuchet MS"/>
    </style:style>
    <style:style style:name="P8" style:family="paragraph" style:parent-style-name="Standard">
      <style:paragraph-properties fo:margin-left="0in" fo:margin-right="0in" fo:text-indent="0in" style:auto-text-indent="false">
        <style:tab-stops>
          <style:tab-stop style:position="0.6252in"/>
        </style:tab-stops>
      </style:paragraph-properties>
      <style:text-properties style:font-name="Trebuchet MS"/>
    </style:style>
    <style:style style:name="P9" style:family="paragraph" style:parent-style-name="Standard" style:master-page-name="Standard">
      <style:paragraph-properties style:page-number="auto"/>
      <style:text-properties style:font-name="Trebuchet MS" fo:font-weight="bold" style:font-weight-asian="bold"/>
    </style:style>
    <style:style style:name="P10" style:family="paragraph" style:parent-style-name="Standard" style:list-style-name="WW8Num1">
      <style:text-properties style:font-name="Trebuchet MS"/>
    </style:style>
    <style:style style:name="P11" style:family="paragraph" style:parent-style-name="Standard" style:list-style-name="WW8Num1">
      <style:paragraph-properties>
        <style:tab-stops>
          <style:tab-stop style:position="0.6252in"/>
        </style:tab-stops>
      </style:paragraph-properties>
      <style:text-properties style:font-name="Trebuchet MS"/>
    </style:style>
    <style:style style:name="P12" style:family="paragraph" style:parent-style-name="Standard" style:list-style-name="WW8Num1">
      <style:paragraph-properties>
        <style:tab-stops>
          <style:tab-stop style:position="0.6252in"/>
        </style:tab-stops>
      </style:paragraph-properties>
      <style:text-properties style:font-name="Trebuchet MS" fo:font-style="normal" fo:font-weight="normal" style:font-style-asian="normal" style:font-weight-asian="normal" style:font-name-complex="Trebuchet MS" style:font-style-complex="normal" style:font-weight-complex="normal"/>
    </style:style>
    <style:style style:name="P13" style:family="paragraph" style:parent-style-name="Standard" style:list-style-name="WW8Num1">
      <style:paragraph-properties fo:margin-left="0.6252in" fo:margin-right="0in" fo:text-indent="-0.1252in" style:auto-text-indent="false">
        <style:tab-stops>
          <style:tab-stop style:position="0.6252in"/>
        </style:tab-stops>
      </style:paragraph-properties>
    </style:style>
    <style:style style:name="P14"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style>
    <style:style style:name="P15"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font-name-complex="Trebuchet MS"/>
    </style:style>
    <style:style style:name="P16"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fo:background-color="#ffff00"/>
    </style:style>
    <style:style style:name="P17" style:family="paragraph" style:parent-style-name="Standard" style:list-style-name="WW8Num1">
      <style:paragraph-properties fo:margin-left="1.1252in" fo:margin-right="0in" fo:text-indent="0in" style:auto-text-indent="false">
        <style:tab-stops>
          <style:tab-stop style:position="1.1252in"/>
        </style:tab-stops>
      </style:paragraph-properties>
    </style:style>
    <style:style style:name="P18" style:family="paragraph" style:parent-style-name="Standard" style:list-style-name="WW8Num1">
      <style:paragraph-properties fo:margin-left="1.1252in" fo:margin-right="0in" fo:text-indent="0in" style:auto-text-indent="false">
        <style:tab-stops>
          <style:tab-stop style:position="1.1252in"/>
        </style:tab-stops>
      </style:paragraph-properties>
      <style:text-properties style:font-name="Trebuchet MS"/>
    </style:style>
    <style:style style:name="P19" style:family="paragraph">
      <style:paragraph-properties style:writing-mode="lr-tb"/>
    </style:style>
    <style:style style:name="P20" style:family="paragraph">
      <style:paragraph-properties fo:text-align="center" style:writing-mode="lr-tb"/>
    </style:style>
    <style:style style:name="P21" style:family="paragraph">
      <style:paragraph-properties fo:text-align="center"/>
    </style:style>
    <style:style style:name="P22" style:family="paragraph">
      <style:paragraph-properties fo:text-align="end" style:writing-mode="lr-tb"/>
    </style:style>
    <style:style style:name="P23" style:family="paragraph">
      <style:paragraph-properties fo:margin-left="0.3126in" fo:margin-right="0in" fo:text-indent="-0.3059in" style:writing-mode="lr-tb"/>
    </style:style>
    <style:style style:name="P24" style:family="paragraph">
      <style:paragraph-properties fo:margin-left="0.25in" fo:margin-right="0in" fo:text-indent="-0.2433in" style:writing-mode="lr-tb"/>
    </style:style>
    <style:style style:name="T1" style:family="text">
      <style:text-properties style:font-name="Trebuchet MS"/>
    </style:style>
    <style:style style:name="T2" style:family="text">
      <style:text-properties style:font-name="Trebuchet MS" fo:font-style="italic" style:font-style-asian="italic"/>
    </style:style>
    <style:style style:name="T3" style:family="text">
      <style:text-properties style:font-name="Trebuchet MS" fo:font-style="italic" fo:font-weight="bold" style:font-style-asian="italic" style:font-weight-asian="bold" style:font-style-complex="italic" style:font-weight-complex="bold"/>
    </style:style>
    <style:style style:name="T4" style:family="text">
      <style:text-properties style:font-name="Trebuchet MS" fo:font-weight="bold" style:font-weight-asian="bold" style:font-weight-complex="bold"/>
    </style:style>
    <style:style style:name="T5" style:family="text">
      <style:text-properties style:font-name="Trebuchet MS" style:font-name-complex="Zawgyi-One"/>
    </style:style>
    <style:style style:name="T6" style:family="text">
      <style:text-properties style:font-name="Trebuchet MS" style:font-name-complex="Trebuchet MS"/>
    </style:style>
    <style:style style:name="T7" style:family="text">
      <style:text-properties style:font-name="Trebuchet MS" style:font-name-complex="UniMM"/>
    </style:style>
    <style:style style:name="T8" style:family="text">
      <style:text-properties style:font-name="Zawgyi-One" fo:font-size="10pt" style:font-size-asian="10pt" style:font-name-complex="Zawgyi-One" style:font-size-complex="10pt"/>
    </style:style>
    <style:style style:name="T9" style:family="text">
      <style:text-properties fo:color="#000000" style:font-name="Zawgyi-One" fo:font-size="9pt" style:font-size-asian="9pt" style:font-name-complex="Zawgyi-One" style:font-size-complex="9pt"/>
    </style:style>
    <style:style style:name="T10" style:family="text">
      <style:text-properties fo:font-weight="bold" fo:background-color="#ffff00"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style:font-style-asian="italic" style:font-weight-asian="bold" style:font-name-complex="Trebuchet MS"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name-complex="Trebuchet MS" style:font-style-complex="normal" style:font-weight-complex="normal"/>
    </style:style>
    <style:style style:name="T18" style:family="text">
      <style:text-properties fo:font-size="10pt" fo:font-style="normal" fo:font-weight="normal" style:font-size-asian="10pt" style:font-style-asian="normal" style:font-weight-asian="normal" style:font-name-complex="Padauk" style:font-size-complex="10pt" style:font-style-complex="normal" style:font-weight-complex="normal"/>
    </style:style>
    <style:style style:name="T19" style:family="text">
      <style:text-properties style:use-window-font-color="true" style:font-name="Times New Roman" fo:font-size="10pt" fo:language="en" fo:country="US" style:font-name-asian="SimSun2" style:font-size-asian="10pt" style:language-asian="zh" style:country-asian="CN" style:font-name-complex="Times New Roman" style:font-size-complex="10pt" style:language-complex="ar" style:country-complex="SA"/>
    </style:style>
    <style:style style:name="T20" style:family="text">
      <style:text-properties style:use-window-font-color="true" style:font-name="Courier New" fo:font-size="10pt" fo:language="en" fo:country="US" style:font-name-asian="SimSun2" style:font-size-asian="10pt" style:language-asian="zh" style:country-asian="CN" style:font-name-complex="Courier New"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0307in" fo:padding-right="0.0102in" fo:padding-top="0.0307in" fo:padding-bottom="0.0102in" fo:border="none">
        <style:background-image/>
      </style:graphic-properties>
    </style: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7" style:family="graphic">
      <style:graphic-properties draw:stroke="none" draw:fill="none" draw:fill-color="#ffffff" draw:textarea-horizontal-align="justify" draw:textarea-vertical-align="top" draw:auto-grow-height="false" draw:auto-grow-width="false" fo:padding-top="0.0201in" fo:padding-bottom="0in" fo:padding-left="0.0201in" fo:padding-right="0.0201in" fo:wrap-option="wrap" style:run-through="foreground"/>
    </style:style>
    <style:style style:name="gr8" style:family="graphic">
      <style:graphic-properties draw:stroke="none" draw:fill="none" draw:fill-color="#ffffff" draw:textarea-horizontal-align="justify" draw:textarea-vertical-align="top" draw:auto-grow-height="false" draw:auto-grow-width="false" fo:padding-top="0.0799in" fo:padding-bottom="0in" fo:padding-left="0.0201in" fo:padding-right="0in" fo:wrap-option="wrap" style:run-through="foreground"/>
    </style:style>
    <style:style style:name="gr9" style:family="graphic">
      <style:graphic-properties draw:stroke="none" draw:fill="none" draw:fill-color="#ffffff" draw:textarea-horizontal-align="justify" draw:textarea-vertical-align="top" draw:auto-grow-height="false" draw:auto-grow-width="false" fo:padding-top="0.0201in" fo:padding-bottom="0in" fo:padding-left="0.0201in" fo:padding-right="0in" fo:wrap-option="wrap" style:run-through="foreground"/>
    </style:style>
    <style:style style:name="gr10" style:family="graphic">
      <style:graphic-properties draw:stroke="solid" svg:stroke-width="0.0102in" svg:stroke-color="#000000" draw:marker-end="msArrowStealthEnd_20_5" draw:marker-end-width="0.0835in" draw:marker-end-center="false" draw:stroke-linejoin="round" draw:fill="none" draw:fill-color="#ffffff" draw:textarea-horizontal-align="left" draw:textarea-vertical-align="top" draw:auto-grow-height="false" fo:padding-top="0.0902in" fo:padding-bottom="0.0902in" fo:padding-left="0.1736in" fo:padding-right="0.1736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ait Zar Testing Plan</text:p>
      <text:p text:style-name="P1"/>
      <text:p text:style-name="P5">These tests are to be applied before any major release. </text:p>
      <text:p text:style-name="P5"/>
      <text:p text:style-name="P5">Our testing team is very good, but a programmer adding a new feature will have insight into particular bugs that testing won't catch easily. We encourage coders to add their tests here. </text:p>
      <text:p text:style-name="P1"/>
      <text:p text:style-name="P2">Release 1.8</text:p>
      <text:list xml:id="list21470523" text:style-name="WW8Num1">
        <text:list-item>
          <text:p text:style-name="P10">Standard Usage</text:p>
          <text:list>
            <text:list-item>
              <text:p text:style-name="P13"><text:span text:style-name="T1">Complete the </text:span><text:span text:style-name="T3">WaitZar Official Compatibiity Checklist</text:span><text:span text:style-name="T1"> </text:span></text:p>
            </text:list-item>
            <text:list-item>
              <text:p text:style-name="P13"><text:span text:style-name="T1">Type “ming”, press Space. Type “ga”. Press “left”, then press “g” (no change). Then press “Space” —the pat-sint shortcut should be selected (</text:span><text:span text:style-name="T4">mingga</text:span><text:span text:style-name="T1">, not </text:span><text:span text:style-name="T4">ga</text:span><text:span text:style-name="T1">).</text:span></text:p>
            </text:list-item>
          </text:list>
        </text:list-item>
        <text:list-item>
          <text:p text:style-name="P10">Esoteric Keyboard Bashing</text:p>
          <text:list>
            <text:list-item>
              <text:p text:style-name="P13"><text:span text:style-name="T1">Type “ko”. Right-click on the WZ system tray icon and choose “help”. When the dialog pops up, hit “enter”. The dialog should close (“ko” should </text:span><text:span text:style-name="T2">not</text:span><text:span text:style-name="T1"> be entered.)</text:span></text:p>
            </text:list-item>
            <text:list-item>
              <text:p text:style-name="P14">Same with the “settings” dialog.</text:p>
            </text:list-item>
            <text:list-item>
              <text:p text:style-name="P14">Press “F1” and type “uf”. Repeat the above test w/ the help box &amp; settings box.</text:p>
            </text:list-item>
            <text:list-item>
              <text:p text:style-name="P14">Right-click to open a help menu. Right-click and try opening a second menu (you shouldn’t be able to).</text:p>
            </text:list-item>
            <text:list-item>
              <text:p text:style-name="P14">Type $@%$%(@$#%. Make sure it shows up in the sentence window. Hit left, left, and type “ko”. Make sure it inserts correctly.</text:p>
            </text:list-item>
            <text:list-item>
              <text:p text:style-name="P14">Type $ then left then ko1 then left then ^ then right then right then back back ko2. Make sure the cursor works properly.</text:p>
            </text:list-item>
            <text:list-item>
              <text:p text:style-name="P14">Type k shift+o. Make sure “ko” shows.</text:p>
            </text:list-item>
            <text:list-item>
              <text:p text:style-name="P14">Type F1, “u”, then Backspace, then Space Space. Make sure we don’t enter a “null” word.</text:p>
            </text:list-item>
            <text:list-item>
              <text:p text:style-name="P14">Type “F1”, then switch the encoding. Then, type Space Space. Make sure we don’t enter an invalid word.</text:p>
            </text:list-item>
          </text:list>
        </text:list-item>
        <text:list-item>
          <text:p text:style-name="P10">Moving windows (<text:span text:style-name="T13">settings.lock-windows</text:span> = yes)</text:p>
          <text:list>
            <text:list-item>
              <text:p text:style-name="P14">Type “ko”. The main window should appear with the sub window under it.</text:p>
            </text:list-item>
            <text:list-item>
              <text:p text:style-name="P14">Type “ko”, drag the main window. The sub-menu should follow it.</text:p>
            </text:list-item>
            <text:list-item>
              <text:p text:style-name="P14">Type “ko”, drag the sub window. The main window should follow it.</text:p>
            </text:list-item>
            <text:list-item>
              <text:p text:style-name="P14">Type “1”. Drag the sub-window. Type “ko”. The main window should appear above it. </text:p>
            </text:list-item>
            <text:list-item>
              <text:p text:style-name="P14">Type “ko”, drag the main window followed by the sub window. Hit “space”. Drag the sub-window. Type “ko”. The sub window should always be under the main window.</text:p>
            </text:list-item>
            <text:list-item>
              <text:p text:style-name="P14">Open the help keyboard (F1) and drag the main window. The sub-window should follow.</text:p>
            </text:list-item>
            <text:list-item>
              <text:p text:style-name="P14"><text:soft-page-break/>Start WaitZar. Minimize to the desktop. Switch to Burmese. Press “F1” for the help keyboard. Make sure all windows are in their respective places.</text:p>
            </text:list-item>
          </text:list>
        </text:list-item>
        <text:list-item>
          <text:p text:style-name="P10">Desktop borders</text:p>
          <text:list>
            <text:list-item>
              <text:p text:style-name="P14">Type “ko”. Type a long word (a word which makes the main window longer than the sub-window.) Drag the sub-window. The main window should never be pushed outside the desktop.</text:p>
            </text:list-item>
            <text:list-item>
              <text:p text:style-name="P14">Type “ko”. Type a long word, and drag by the sub-window until the main window is at the right edge of the screen. Now, hit Backspace until the main window shrinks. Drag the sub-window to the right; the main window should follow (until it reaches the screen’s edge.)</text:p>
            </text:list-item>
            <text:list-item>
              <text:p text:style-name="P14">Repeat those two tests with the sub-window.</text:p>
            </text:list-item>
            <text:list-item>
              <text:p text:style-name="P14">Repeat those four tests with the bottom of the screen.</text:p>
            </text:list-item>
            <text:list-item>
              <text:p text:style-name="P14">Repeat those eight tests with the left and top of the screen, no resizing testing necessary.</text:p>
            </text:list-item>
            <text:list-item>
              <text:p text:style-name="P14">Drag the help and memory windows around; make sure nothing gets “stuck” anywhere. Make sure they stay in position after hitting F1 several times (to do/undo “help mode).</text:p>
            </text:list-item>
          </text:list>
        </text:list-item>
        <text:list-item>
          <text:p text:style-name="P10">Repainting windows (<text:span text:style-name="T13">settings.lockwindows</text:span> = no)</text:p>
          <text:list>
            <text:list-item>
              <text:p text:style-name="P14">Type “ko”. Drag the sub-window over the main window. It should repaint in real-time. Release the sub-window and type “t”. The main window should repaint appropriately.</text:p>
            </text:list-item>
            <text:list-item>
              <text:p text:style-name="P14">Type “ko”. Drag the main window over the sub-window. It should repaint in real-time.</text:p>
            </text:list-item>
            <text:list-item>
              <text:p text:style-name="P14">Type “ko”. Drag one of the windows partially over the other. Now, right-click on the WZ shell icon and choose “help”. Drag the help dialog over the main and sub windows. They should behave appropriately.</text:p>
            </text:list-item>
            <text:list-item>
              <text:p text:style-name="P13"><text:span text:style-name="T1">Repeat the most recent test with the </text:span><text:span text:style-name="T2">other</text:span><text:span text:style-name="T1"> window overlapping.</text:span></text:p>
            </text:list-item>
            <text:list-item>
              <text:p text:style-name="P14">Drag the help window across the other 3 windows, then the memory list over all 3, then the help dialogue box over all 4 windows. </text:p>
            </text:list-item>
            <text:list-item>
              <text:p text:style-name="P14">Drag the help and memory windows UNDER the help dialog box.</text:p>
            </text:list-item>
          </text:list>
        </text:list-item>
        <text:list-item>
          <text:p text:style-name="P10">Configuration File Checks</text:p>
          <text:list>
            <text:list-item>
              <text:p text:style-name="P14">Make a config file with an invalid hotkey: use ONLY unsupported symbols (e.g., hotkey = %). The program should use the default and label it correctly in the WZ system tray menu.</text:p>
            </text:list-item>
            <text:list-item>
              <text:p text:style-name="P14">Test for similar behavior with an empty hotkey (“”).</text:p>
            </text:list-item>
            <text:list-item>
              <text:p text:style-name="P14">Make a config file with a mis-spelled option (e.g., “hotky”). It should raise an error.</text:p>
            </text:list-item>
            <text:list-item>
              <text:p text:style-name="P14">Make a config file with only a “name” (no equals sign). Make sure the error is caught. Same for <text:span text:style-name="T13">waitzar-userwords.txt</text:span>.</text:p>
            </text:list-item>
            <text:list-item>
              <text:p text:style-name="P14">Use unsupported JSON (integer value, or array syntax). Make sure this is caught.</text:p>
            </text:list-item>
          </text:list>
        </text:list-item>
      </text:list>
      <text:p text:style-name="P7"/>
      <text:p text:style-name="P7"/>
      <text:list xml:id="list21462049" text:continue-numbering="true" text:style-name="WW8Num1">
        <text:list-item>
          <text:p text:style-name="P10"><text:soft-page-break/>Fragile Files</text:p>
          <text:list>
            <text:list-item>
              <text:p text:style-name="P14">Make a config file containing exactly zero bytes. See if it breaks.</text:p>
            </text:list-item>
            <text:list-item>
              <text:p text:style-name="P14">Make a config file consisting of entirely newlines. See if it breaks.</text:p>
            </text:list-item>
            <text:list-item>
              <text:p text:style-name="P14">Make a config file consisting of entirely spaces. See if it breaks.</text:p>
            </text:list-item>
            <text:list-item>
              <text:p text:style-name="P14">Make a config file consisting of newlines, tabs, and spaces. See if it breaks.</text:p>
            </text:list-item>
            <text:list-item>
              <text:p text:style-name="P14">Make a config file with an improperly constructed commented line (e.g., //, _#) and verify that it behaves predictably. The commented line should be an otherwise valid line.</text:p>
            </text:list-item>
            <text:list-item>
              <text:p text:style-name="P14">Make a config file consisting of one line (a comment) and no trailing newline. See if it breaks.</text:p>
            </text:list-item>
            <text:list-item>
              <text:p text:style-name="P14">Make a config file with one option, and zero spaces, with a trailing \n. See if it breaks.</text:p>
            </text:list-item>
            <text:list-item>
              <text:p text:style-name="P14">Make a config file with one option and NO trailing newlines. See if it breaks. </text:p>
            </text:list-item>
            <text:list-item>
              <text:p text:style-name="P14">Try the above with custom words files (waitzar-userwords.txt)</text:p>
            </text:list-item>
            <text:list-item>
              <text:p text:style-name="P13"><text:span text:style-name="T1">Make a waitzar-userwords.txt file which uses illegal characters for the romanisation (e.g., </text:span><text:span text:style-name="T6">ka=</text:span><text:span text:style-name="T8">က</text:span><text:span text:style-name="T6">)… this will make “name” null. See if it breaks.</text:span></text:p>
            </text:list-item>
            <text:list-item>
              <text:p text:style-name="P15">Try the same with val==null.</text:p>
            </text:list-item>
          </text:list>
        </text:list-item>
        <text:list-item>
          <text:p text:style-name="P10">More Configuration Options</text:p>
          <text:list>
            <text:list-item>
              <text:p text:style-name="P14">Set the “system.language-hotkey” to Ctrl + m</text:p>
            </text:list-item>
            <text:list-item>
              <text:p text:style-name="P14">Set the “system.language-hotkey” to Ctrl + Ctrl + Ctrl + m</text:p>
            </text:list-item>
            <text:list-item>
              <text:p text:style-name="P14">Set the “system.language-hotkey” to Ctrl + Space</text:p>
            </text:list-item>
            <text:list-item>
              <text:p text:style-name="P14">Set the “system.language-hotkey” to Q. Ensure it crashes</text:p>
            </text:list-item>
            <text:list-item>
              <text:p text:style-name="P13"><text:span text:style-name="T1">Set the </text:span><text:span text:style-name="T1">“system.language-hotkey” to Q + M. Ensure it crashes</text:span></text:p>
            </text:list-item>
            <text:list-item>
              <text:p text:style-name="P14">Set the “system.language-hotkey” to Alt + Ctrl</text:p>
            </text:list-item>
            <text:list-item>
              <text:p text:style-name="P14">Set the hotkey to an un-typable ASCII key value. See what happens. </text:p>
            </text:list-item>
            <text:list-item>
              <text:p text:style-name="P13"><text:span text:style-name="T1">Set “</text:span><text:span text:style-name="T6">ballooononstart” to “yes” and make sure the WZ popup balloon shows on startup.</text:span></text:p>
            </text:list-item>
            <text:list-item>
              <text:p text:style-name="P15">Set “ballooononstart” to “no” and make sure no balloon shows.</text:p>
            </text:list-item>
            <text:list-item>
              <text:p text:style-name="P13"><text:span text:style-name="T1">Set “</text:span><text:span text:style-name="T6">trackcaret” to yes; ensure that the caret is tracked in MS Word, Notepad, and Firefox.</text:span></text:p>
            </text:list-item>
            <text:list-item>
              <text:p text:style-name="P15">Set “trackcaret” to no; ensure that dragging the box has a permanent effect. (<text:span text:style-name="T12">Note: It might reset anyway due to “locked” windows...</text:span>)</text:p>
            </text:list-item>
            <text:list-item>
              <text:p text:style-name="P13"><text:span text:style-name="T1">Set “</text:span><text:span text:style-name="T6">defaultencoding” to “unicode”, then “zawgyi”, then “wininnwa” and make sure WZ starts in that mode.</text:span></text:p>
            </text:list-item>
            <text:list-item>
              <text:p text:style-name="P15">Set “default encoding” to “last used” and ensure that WZ saves this value. (Do so both in the settings menu and the user config file)</text:p>
            </text:list-item>
            <text:list-item>
              <text:p text:style-name="P13"><text:span text:style-name="T1">Set “</text:span><text:span text:style-name="T6">burmesenumerals” to “no” and make sure that the numbers are caught in the sentence window.</text:span></text:p>
            </text:list-item>
            <text:list-item>
              <text:p text:style-name="P15">Set “alwayselevate” to true, and make sure Windows Vista asks to elevate WZ.</text:p>
            </text:list-item>
            <text:list-item>
              <text:p text:style-name="P15">The same, but make sure it doesn’t crash XP.</text:p>
            </text:list-item>
            <text:list-item>
              <text:p text:style-name="P15"><text:soft-page-break/>Set “fontfileregular” to the small font, and “fontfilesmall” to the regular font (absolute paths). Make sure the font sizes are switched in WZ.</text:p>
            </text:list-item>
            <text:list-item>
              <text:p text:style-name="P15">Set WaitZar to use the TTF version of Zawgyi-One. See what happens.</text:p>
            </text:list-item>
            <text:list-item>
              <text:p text:style-name="P15">Set WaitZar to use Padauk. See what happens. </text:p>
            </text:list-item>
          </text:list>
        </text:list-item>
        <text:list-item>
          <text:p text:style-name="P10">Performance</text:p>
          <text:list>
            <text:list-item>
              <text:p text:style-name="P14">Try using Wait Zar while having a webcam conversation. If it’s too slow (and changing the priority doesn’t help) at least file a bug report. </text:p>
            </text:list-item>
          </text:list>
        </text:list-item>
        <text:list-item>
          <text:p text:style-name="P10">Custom Words</text:p>
          <text:list>
            <text:list-item>
              <text:p text:style-name="P14">The following tree (<text:span text:style-name="T10">check!</text:span>) shows the structure of valid letters/words which can be typed. Add the following words to the dictionary one by one and verify that each path can still be taken and all words are presented correctly. Do this with powertyping=no to avoid re-ordering.</text:p>
              <text:list>
                <text:list-item>
                  <text:p text:style-name="P17"><text:span text:style-name="T9">ကုတ္</text:span><text:span text:style-name="T1"> = koke (currently in dictionary)</text:span></text:p>
                </text:list-item>
                <text:list-item>
                  <text:p text:style-name="P18">newa = kone</text:p>
                </text:list-item>
                <text:list-item>
                  <text:p text:style-name="P18">newb = kote</text:p>
                </text:list-item>
                <text:list-item>
                  <text:p text:style-name="P18">newc = kone (same romanisation as a)</text:p>
                </text:list-item>
                <text:list-item>
                  <text:p text:style-name="P18">newd = k (final nexus entry is new)</text:p>
                </text:list-item>
                <text:list-item>
                  <text:p text:style-name="P18">newe = k (same path as d)</text:p>
                </text:list-item>
                <text:list-item>
                  <text:p text:style-name="P18">newf = kaoe (final 2 nexus entries are new)</text:p>
                </text:list-item>
                <text:list-item>
                  <text:p text:style-name="P18">newg = kaoe (same path as f)</text:p>
                </text:list-item>
                <text:list-item>
                  <text:p text:style-name="P17"><text:span text:style-name="T8">စုိးေလဇီ</text:span><text:span text:style-name="T5"> = quiddle</text:span><text:span text:style-name="T1">(new word, unique nexus from the root node through several stages)</text:span></text:p>
                </text:list-item>
                <text:list-item>
                  <text:p text:style-name="P17"><text:span text:style-name="T8">ကုိး</text:span><text:span text:style-name="T1"> = quiddle (currently in dictionary, same path as previous)</text:span></text:p>
                </text:list-item>
              </text:list>
            </text:list-item>
            <text:list-item>
              <text:p text:style-name="P14">Also test these individually to see if/how they break</text:p>
              <text:list>
                <text:list-item>
                  <text:p text:style-name="P17"><text:span text:style-name="T7">ka = </text:span><text:span text:style-name="T8">က</text:span><text:span text:style-name="T1"> (duplicate romanisation/word pair)</text:span></text:p>
                </text:list-item>
                <text:list-item>
                  <text:p text:style-name="P18">(note: prefixes are just about impossible to overflow. Too many words/nexi are possible, but highly infeasible. It’s not really necessary to test these overflows.)</text:p>
                </text:list-item>
              </text:list>
            </text:list-item>
          </text:list>
        </text:list-item>
      </text:list>
      <text:p text:style-name="P4"><draw:line text:anchor-type="char" draw:z-index="1" draw:style-name="gr2" draw:text-style-name="P20" svg:x1="0.7602in" svg:y1="0.1118in" svg:x2="0.7602in" svg:y2="0.3972in"><text:p/></draw:line></text:p>
      <text:p text:style-name="P4"><draw:custom-shape text:anchor-type="char" draw:z-index="0" draw:style-name="gr1" draw:text-style-name="P19" svg:width="0.3752in" svg:height="0.3752in" svg:x="0.5626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char" draw:z-index="3" draw:style-name="gr1" draw:text-style-name="P19" svg:width="0.3752in" svg:height="0.3752in" svg:x="1.1563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4" draw:style-name="gr2" draw:text-style-name="P20" svg:x1="0.9374in" svg:y1="0.1626in" svg:x2="1.1563in" svg:y2="0.1689in"><text:p/></draw:line><draw:frame draw:style-name="fr1" draw:name="Frame13" text:anchor-type="char" svg:x="0.9898in" svg:y="0.0102in" svg:width="0.3126in" svg:height="0.2189in" draw:z-index="2"><draw:text-box><text:p text:style-name="P6">k</text:p></draw:text-box></draw:frame><draw:frame draw:style-name="fr1" draw:name="Frame12" text:anchor-type="char" svg:x="1.5311in" svg:y="0.0791in" svg:width="1.5102in" svg:height="0.2189in" draw:z-index="5"><draw:text-box><text:p text:style-name="P6">[w u i h e y]</text:p></draw:text-box></draw:frame><draw:custom-shape text:anchor-type="char" draw:z-index="7" draw:style-name="gr1" draw:text-style-name="P19" svg:width="0.3752in" svg:height="0.3752in" svg:x="3.4689in" svg:y="0.0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10" text:anchor-type="char" svg:x="3.8437in" svg:y="0.0835in" svg:width="2.5102in" svg:height="0.2189in" draw:z-index="9"><draw:text-box><text:p text:style-name="P6">[~ r n m l i e b y w u t]</text:p></draw:text-box></draw:frame></text:p>
      <text:p text:style-name="P1"><draw:connector text:anchor-type="char" draw:z-index="10" draw:style-name="gr3" draw:text-style-name="P21" svg:x1="1.4165in" svg:y1="0.1917in" svg:x2="1.4181in" svg:y2="0.3236in" svg:d="m2040 276v95h2v95"><text:p/></draw:connector><draw:frame draw:style-name="fr1" draw:name="Frame11" text:anchor-type="char" svg:x="1.4181in" svg:y="0.1917in" svg:width="0.3126in" svg:height="0.2189in" draw:z-index="6"><draw:text-box><text:p text:style-name="P6">a</text:p></draw:text-box></draw:frame><draw:line text:anchor-type="char" draw:z-index="8" draw:style-name="gr2" draw:text-style-name="P20" svg:x1="3.6772in" svg:y1="0.3228in" svg:x2="3.661in" svg:y2="0.1626in"><text:p/></draw:line><draw:frame draw:style-name="fr1" draw:name="Frame9" text:anchor-type="char" svg:x="1.2193in" svg:y="0.1917in" svg:width="0.3126in" svg:height="0.2189in" draw:z-index="15"><draw:text-box><text:p text:style-name="P6">o</text:p></draw:text-box></draw:frame></text:p>
      <text:p text:style-name="P1"><draw:connector text:anchor-type="char" draw:z-index="11" draw:style-name="gr3" draw:text-style-name="P21" svg:x1="3.678in" svg:y1="0.1291in" svg:x2="1.4165in" svg:y2="0.1307in" svg:d="m5296 186h-1628v2h-1628"><text:p/></draw:connector><draw:line text:anchor-type="char" draw:z-index="14" draw:style-name="gr2" draw:text-style-name="P20" svg:x1="1.3752in" svg:y1="0in" svg:x2="1.3752in" svg:y2="0.2854in"><text:p/></draw:line></text:p>
      <text:p text:style-name="P1"><draw:custom-shape text:anchor-type="char" draw:z-index="16" draw:style-name="gr1" draw:text-style-name="P19" svg:width="0.3752in" svg:height="0.3752in" svg:x="1.198in" svg:y="0.0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8" text:anchor-type="char" svg:x="1.7709in" svg:y="0.1646in" svg:width="1.5in" svg:height="0.2189in" draw:z-index="18"><draw:text-box><text:p text:style-name="P6">[~ u i e o]</text:p></draw:text-box></draw:frame></text:p>
      <text:p text:style-name="P1"><draw:line text:anchor-type="char" draw:z-index="17" draw:style-name="gr2" draw:text-style-name="P20" svg:x1="1.5831in" svg:y1="0.0583in" svg:x2="1.7602in" svg:y2="0.0583in"><text:p/></draw:line></text:p>
      <text:p text:style-name="P1"><draw:connector text:anchor-type="char" draw:z-index="12" draw:style-name="gr3" draw:text-style-name="P21" svg:x1="1.4165in" svg:y1="0.0791in" svg:x2="1.4181in" svg:y2="0.1634in" svg:d="m2040 114v61h2v60"><text:p/></draw:connector><draw:connector text:anchor-type="char" draw:z-index="13" draw:style-name="gr3" draw:text-style-name="P21" svg:x1="1.4165in" svg:y1="0.1626in" svg:x2="1.9591in" svg:y2="0.1638in" svg:d="m2040 234h391v2h390"><text:p/></draw:connector><draw:line text:anchor-type="char" draw:z-index="21" draw:style-name="gr2" draw:text-style-name="P20" svg:x1="1.9689in" svg:y1="0.1622in" svg:x2="1.9689in" svg:y2="0.3642in"><text:p/></draw:line><draw:line text:anchor-type="char" draw:z-index="22" draw:style-name="gr2" draw:text-style-name="P20" svg:x1="1.3331in" svg:y1="0.0768in" svg:x2="1.3331in" svg:y2="0.3622in"><text:p/></draw:line><draw:frame draw:style-name="fr1" draw:name="Frame7" text:anchor-type="char" svg:x="1.9689in" svg:y="0.1465in" svg:width="0.4374in" svg:height="0.2189in" draw:z-index="19"><draw:text-box><text:p text:style-name="P6">n</text:p></draw:text-box></draw:frame><draw:frame draw:style-name="fr1" draw:name="Frame6" text:anchor-type="char" svg:x="0.9374in" svg:y="0.0772in" svg:width="0.5835in" svg:height="0.2189in" draw:z-index="23"><draw:text-box><text:p text:style-name="P6"><text:s text:c="3"/>t</text:p></draw:text-box></draw:frame></text:p>
      <text:p text:style-name="P1"><draw:custom-shape text:anchor-type="char" draw:z-index="20" draw:style-name="gr1" draw:text-style-name="P19" svg:width="0.3752in" svg:height="0.3752in" svg:x="1.7917in" svg:y="0.1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style-name="gr1" draw:text-style-name="P19" svg:width="0.3752in" svg:height="0.3752in" svg:x="1.156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char" draw:z-index="25" draw:style-name="gr2" draw:text-style-name="P20" svg:x1="2.6146in" svg:y1="0.189in" svg:x2="2.6146in" svg:y2="0.4917in"><text:p/></draw:line><draw:connector text:anchor-type="char" draw:z-index="34" draw:style-name="gr3" draw:text-style-name="P21" svg:x1="2.1665in" svg:y1="0.189in" svg:x2="2.6154in" svg:y2="0.1902in" svg:d="m3120 272h323v2h323"><text:p/></draw:connector></text:p>
      <text:p text:style-name="P1"><draw:line text:anchor-type="char" draw:z-index="27" draw:style-name="gr2" draw:text-style-name="P20" svg:x1="1.2189in" svg:y1="0.1252in" svg:x2="1.2189in" svg:y2="0.265in"><text:p/></draw:line><draw:line text:anchor-type="char" draw:z-index="29" draw:style-name="gr2" draw:text-style-name="P20" svg:x1="1.4169in" svg:y1="0.1346in" svg:x2="1.4169in" svg:y2="0.4957in"><text:p/></draw:line><draw:line text:anchor-type="char" draw:z-index="35" draw:style-name="gr2" draw:text-style-name="P20" svg:x1="1.9689in" svg:y1="0.1555in" svg:x2="1.9689in" svg:y2="0.5165in"><text:p/></draw:line><draw:frame draw:style-name="fr1" draw:name="Frame3" text:anchor-type="char" svg:x="1.4165in" svg:y="0.1583in" svg:width="0.4272in" svg:height="0.2189in" draw:z-index="30"><draw:text-box><text:p text:style-name="P6">e</text:p></draw:text-box></draw:frame></text:p>
      <text:p text:style-name="P1"><draw:frame draw:style-name="fr1" draw:name="Frame2" text:anchor-type="char" svg:x="2.3543in" svg:y="0.0728in" svg:width="1.1354in" svg:height="0.2189in" draw:z-index="26"><draw:text-box><text:p text:style-name="P6">[~ t n]</text:p></draw:text-box></draw:frame><draw:frame draw:style-name="fr1" draw:name="Frame5" text:anchor-type="char" svg:x="0.8646in" svg:y="0.0398in" svg:width="0.4272in" svg:height="0.2189in" draw:z-index="28"><draw:text-box><text:p text:style-name="P6">[~]</text:p></draw:text-box></draw:frame><draw:frame draw:style-name="fr1" draw:name="Frame14" text:anchor-type="char" svg:x="1.9689in" svg:y="0.0252in" svg:width="0.4272in" svg:height="0.2189in" draw:z-index="40"><draw:text-box><text:p text:style-name="P6">e</text:p></draw:text-box></draw:frame></text:p>
      <text:p text:style-name="P1"><draw:custom-shape text:anchor-type="char" draw:z-index="31" draw:style-name="gr1" draw:text-style-name="P19" svg:width="0.3752in" svg:height="0.3752in" svg:x="1.2398in" svg:y="0.1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style-name="gr1" draw:text-style-name="P19" svg:width="0.3752in" svg:height="0.3752in" svg:x="1.7917in" svg:y="0.12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frame draw:style-name="fr1" draw:name="Frame4" text:anchor-type="char" svg:x="0.7398in" svg:y="0.0646in" svg:width="0.4272in" svg:height="0.2189in" draw:z-index="33"><draw:text-box><text:p text:style-name="P6">[~]</text:p></draw:text-box></draw:frame><draw:line text:anchor-type="char" draw:z-index="32" draw:style-name="gr2" draw:text-style-name="P20" svg:x1="1.2394in" svg:y1="0.1102in" svg:x2="1.0465in" svg:y2="0.1102in"><text:p/></draw:line><draw:frame draw:style-name="fr1" draw:name="Frame1" text:anchor-type="char" svg:x="2.3543in" svg:y="0.0228in" svg:width="0.4272in" svg:height="0.2189in" draw:z-index="38"><draw:text-box><text:p text:style-name="P6">[~]</text:p></draw:text-box></draw:frame><draw:line text:anchor-type="char" draw:z-index="37" draw:style-name="gr2" draw:text-style-name="P20" svg:x1="2.1665in" svg:y1="0.1417in" svg:x2="2.3539in" svg:y2="0.1417in"><text:p/></draw:line></text:p>
      <text:p text:style-name="P1"/>
      <text:list xml:id="list21463775" text:continue-numbering="true" text:style-name="WW8Num1">
        <text:list-item>
          <text:p text:style-name="P10"><text:soft-page-break/>Chinese Dictionary</text:p>
          <text:list>
            <text:list-item>
              <text:p text:style-name="P14">Load the Chinese dictionary included with WZ, its corresponding fonts, and <text:s/>set the necessary config options. Test typing some words, deleting, and selecting. Make sure it outputs proper Unicode.</text:p>
            </text:list-item>
            <text:list-item>
              <text:p text:style-name="P16">Same task; make sure full and half stop are disabled. (For now, no. We need a better way of doing this later…)</text:p>
            </text:list-item>
            <text:list-item>
              <text:p text:style-name="P14">Same task; make sure the help keyboard is disabled.</text:p>
            </text:list-item>
            <text:list-item>
              <text:p text:style-name="P13"><text:span text:style-name="T1">More tests will be necessary for real-world usage (e.g., actually </text:span><text:span text:style-name="T2">assigning</text:span><text:span text:style-name="T1"> a half and full stop character) but this will have to wait for the next release.</text:span></text:p>
            </text:list-item>
          </text:list>
        </text:list-item>
        <text:list-item>
          <text:p text:style-name="P10">Help Keyboard</text:p>
          <text:list>
            <text:list-item>
              <text:p text:style-name="P14">Test out all branches of the following state machine:</text:p>
            </text:list-item>
          </text:list>
        </text:list-item>
      </text:list>
      <text:p text:style-name="P3"><draw:g text:anchor-type="char" draw:z-index="39" draw:style-name="gr4"><draw:custom-shape draw:style-name="gr5" draw:text-style-name="P19" svg:width="0.3752in" svg:height="0.3752in" svg:x="1.1563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0" svg:x1="0.5311in" svg:y1="0.4795in" svg:x2="1.1563in" svg:y2="0.8547in"><text:p/></draw:line><draw:frame draw:style-name="gr7" draw:text-style-name="P22" svg:width="1.1252in" svg:height="0.3752in" svg:x="0.0311in" svg:y="0.8543in"><draw:text-box><text:p text:style-name="P22"><text:span text:style-name="T19">Help/memory windows hidden.</text:span></text:p></draw:text-box></draw:frame><draw:custom-shape draw:style-name="gr5" draw:text-style-name="P19" svg:width="0.3752in" svg:height="0.3752in" svg:x="4.4791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9" svg:width="1.1252in" svg:height="0.3752in" svg:x="4.9583in" svg:y="0.7299in"><draw:text-box><text:p text:style-name="P19"><text:span text:style-name="T19">Help/memory windows visible.</text:span></text:p></draw:text-box></draw:frame><draw:frame draw:style-name="gr8" draw:text-style-name="P19" svg:width="0.7295in" svg:height="0.2504in" svg:x="1.1768in" svg:y="0.2709in"><draw:text-box><text:p text:style-name="P19"><text:span text:style-name="T20">[F1]: λ</text:span></text:p></draw:text-box></draw:frame><draw:frame draw:style-name="gr9" draw:text-style-name="P23" svg:width="2.2504in" svg:height="0.5807in" svg:x="1.8228in" svg:y="1.6661in"><draw:text-box><text:p text:style-name="P23"><text:span text:style-name="T20">[_ ret]:</text:span><text:span text:style-name="T19"> emit word &amp; add to memory list; add to dictionary if it doesn’t exist (temporary) </text:span></text:p></draw:text-box></draw:frame><draw:custom-shape draw:style-name="gr10" draw:text-style-name="P19" svg:width="0.313in" svg:height="0.5835in" draw:transform="rotate (0.176976386152192) translate (4.49305555555556in 1.1375in)"><text:p/><draw:enhanced-geometry svg:viewBox="0 0 450 840" draw:type="non-primitive" draw:enhanced-path="M 210 0 C 105 300 0 600 30 720 60 840 330 840 390 720 450 600 420 300 390 0 N"/></draw:custom-shape><draw:frame draw:style-name="gr9" draw:text-style-name="P24" svg:width="1.1878in" svg:height="0.6252in" svg:x="4.8228in" svg:y="1.2154in"><draw:text-box><text:p text:style-name="P24"><text:span text:style-name="T20">[any]: </text:span><text:span text:style-name="T19">type letter (inc. shift modifier)</text:span></text:p><text:p text:style-name="P19"><text:span text:style-name="T20"/></text:p></draw:text-box></draw:frame><draw:custom-shape draw:style-name="gr5" draw:text-style-name="P19" svg:width="0.3752in" svg:height="0.3752in" svg:x="1.9894in" svg:y="0.10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0" svg:x1="1.4583in" svg:y1="0.7508in" svg:x2="1.9894in" svg:y2="0.3618in"><text:p/></draw:line><draw:line draw:style-name="gr6" draw:text-style-name="P20" svg:x1="2.3528in" svg:y1="0.3717in" svg:x2="4.478in" svg:y2="0.8543in"><text:p/></draw:line><draw:frame draw:style-name="gr8" draw:text-style-name="P23" svg:width="2.3752in" svg:height="0.3543in" svg:x="2.4063in" svg:y="0.1669in"><draw:text-box><text:p text:style-name="P23"><text:span text:style-name="T20"><text:s/></text:span><text:span text:style-name="T20">λ: show main/sec. </text:span></text:p><text:p text:style-name="P23"><text:span text:style-name="T20"><text:s text:c="7"/></text:span><text:span text:style-name="T20">windows if necessary.</text:span></text:p></draw:text-box></draw:frame><draw:custom-shape draw:style-name="gr5" draw:text-style-name="P19" svg:width="0.3752in" svg:height="0.3752in" svg:x="2.8957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0" svg:x1="4.4791in" svg:y1="0.9098in" svg:x2="3.2709in" svg:y2="0.9098in"><text:p/></draw:line><draw:frame draw:style-name="gr8" draw:text-style-name="P19" svg:width="1.2815in" svg:height="0.4169in" svg:x="3.2701in" svg:y="0.8925in"><draw:text-box><text:p text:style-name="P19"><text:span text:style-name="T20">[F1 Esc]: <text:s/>λ</text:span></text:p></draw:text-box></draw:frame><draw:line draw:style-name="gr6" draw:text-style-name="P20" svg:x1="2.8949in" svg:y1="0.9098in" svg:x2="1.572in" svg:y2="0.9098in"><text:p/></draw:line><draw:frame draw:style-name="gr8" draw:text-style-name="P23" svg:width="1.5941in" svg:height="0.5835in" svg:x="1.4575in" svg:y="0.9028in"><draw:text-box><text:p text:style-name="P23"><text:span text:style-name="T20"><text:s/></text:span><text:span text:style-name="T20">λ: hide main/sec. </text:span></text:p><text:p text:style-name="P23"><text:span text:style-name="T20"><text:s text:c="4"/></text:span><text:span text:style-name="T20">windows if necessary.</text:span></text:p></draw:text-box></draw:frame><draw:custom-shape draw:style-name="gr10" draw:text-style-name="P19" svg:width="3.1669in" svg:height="0.5831in" svg:x="1.3854in" svg:y="1.1043in"><text:p/><draw:enhanced-geometry svg:viewBox="0 0 4560 839" draw:type="non-primitive" draw:enhanced-path="M 4560 0 C 4405 266 4250 533 3615 655 2980 777 1352 839 750 730 148 621 74 310 0 0 N"/></draw:custom-shape></draw:g></text:p>
      <text:p text:style-name="P1"/>
      <text:p text:style-name="P1"/>
      <text:p text:style-name="P1"/>
      <text:p text:style-name="P1"/>
      <text:p text:style-name="P1"/>
      <text:p text:style-name="P1"/>
      <text:p text:style-name="P1"/>
      <text:p text:style-name="P1"/>
      <text:p text:style-name="P1"/>
      <text:p text:style-name="P1"/>
      <text:list xml:id="list21454955" text:continue-numbering="true" text:style-name="WW8Num1">
        <text:list-item>
          <text:list>
            <text:list-item>
              <text:p text:style-name="P14">Overflow the memory list (look up 11 words) and make sure the first word is cut out.</text:p>
            </text:list-item>
            <text:list-item>
              <text:p text:style-name="P14">Add five custom words to the memory list.</text:p>
            </text:list-item>
            <text:list-item>
              <text:p text:style-name="P14">Type a custom word using F1. Type another one. Make sure left/right/del work properly between these words. </text:p>
            </text:list-item>
            <text:list-item>
              <text:p text:style-name="P14">Type “ko”, space, then hit F1, then the language hotkey. Hit the language hotkey again and hit “u”. Make sure the help keyboard is not still in effect.</text:p>
            </text:list-item>
          </text:list>
        </text:list-item>
      </text:list>
      <text:p text:style-name="P8"/>
      <text:list xml:id="list21479349" text:continue-numbering="true" text:style-name="WW8Num1">
        <text:list-item>
          <text:p text:style-name="P11">Regression Tests</text:p>
          <text:list>
            <text:list-item>
              <text:p text:style-name="P11">Run every regression test we have.</text:p>
            </text:list-item>
            <text:list-item>
              <text:p text:style-name="P11">Run them again, deleting all keyboards (.bin files) in <text:span text:style-name="T15">AppData\Local\WaitZar </text:span><text:span text:style-name="T16">before each test.</text:span></text:p>
            </text:list-item>
            <text:list-item>
              <text:p text:style-name="P11"><text:span text:style-name="T16">Delete </text:span><text:span text:style-name="T15">AppData\Local\WaitZar</text:span><text:span text:style-name="T16"> and </text:span><text:span text:style-name="T15">Documents\waitzar.config.json.txt</text:span><text:span text:style-name="T16">. Make sure both are re-generated when WZ starts.</text:span></text:p>
            </text:list-item>
          </text:list>
        </text:list-item>
        <text:list-item>
          <text:p text:style-name="P11">Newer Features</text:p>
          <text:list>
            <text:list-item>
              <text:p text:style-name="P11">Type any word; change the encoding by clicking on the “UNI” box in the sentence window. Make sure it output correctly.</text:p>
            </text:list-item>
            <text:list-item>
              <text:p text:style-name="P11">Change “UNI” to “ZG” by clicking on the sentence window, then change it to “Win Innwa” using the system tray icon. Make sure “WI” is displayed and “Win Innwa” is output.</text:p>
            </text:list-item>
          </text:list>
        </text:list-item>
        <text:list-item>
          <text:p text:style-name="P11"><text:soft-page-break/>Newer Settings: <text:span text:style-name="T13">languages.waitzar</text:span></text:p>
          <text:list>
            <text:list-item>
              <text:p text:style-name="P11"><text:span text:style-name="T16">(</text:span><text:span text:style-name="T13">Note: </text:span><text:span text:style-name="T16">change settings on a COPY of the distribution folder, lest we forget to change a setting back.)</text:span></text:p>
            </text:list-item>
            <text:list-item>
              <text:p text:style-name="P11">Change the “display-name” <text:span text:style-name="T16">to “</text:span><text:span text:style-name="T18">ဝိဇ္ဇာ</text:span><text:span text:style-name="T17">”. Make sure it loads properly.</text:span></text:p>
            </text:list-item>
            <text:list-item>
              <text:p text:style-name="P12">Change “type-burmese-numerals” to “no”. Make sure the numbers are buffered. </text:p>
            </text:list-item>
            <text:list-item>
              <text:p text:style-name="P11"><text:span text:style-name="T17">Repeat the previous test with </text:span><text:span text:style-name="T14">langauges.burglish</text:span></text:p>
            </text:list-item>
            <text:list-item>
              <text:p text:style-name="P12">Add a word to “waitzar.extrawords.txt” (the config version). Make sure it is added to the dictionary. Add the same word to “waitzar.userwords.txt” (the user version). Make sure both show up.</text:p>
            </text:list-item>
            <text:list-item>
              <text:p text:style-name="P12">Change the initials of Unicode to “TXT”. Make sure it shows up in the sentence window.</text:p>
            </text:list-item>
            <text:list-item>
              <text:p text:style-name="P12">Change the default display method (either size) to “pdkzgwz”, the embedded font. See what happens.</text:p>
            </text:list-item>
            <text:list-item>
              <text:p text:style-name="P12">Run WaitZar without any config files. Make sure the defaults load properly.</text:p>
            </text:list-item>
            <text:list-item>
              <text:p text:style-name="P12">Run WaitZar with an empty directory called “config”. Ensure there's an error.</text:p>
            </text:list-item>
          </text:list>
        </text:list-item>
        <text:list-item>
          <text:p text:style-name="P11"><text:span text:style-name="T17">Settings for </text:span><text:span text:style-name="T14">languages.burglish</text:span><text:span text:style-name="T17">:</text:span></text:p>
          <text:list>
            <text:list-item>
              <text:p text:style-name="P12">Set “suppress-uppercase” to “true”. Make sure pat-sint words can't be typed now.</text:p>
            </text:list-item>
            <text:list-item>
              <text:p text:style-name="P12">Set “control-keys” to “Chinese”. Make sure Space/Tab are now switched.</text:p>
            </text:list-item>
            <text:list-item>
              <text:p text:style-name="P12">Set “numeral-conglomerate” to “false”. See what happens.</text:p>
            </text:list-item>
          </text:list>
        </text:list-item>
        <text:list-item>
          <text:p text:style-name="P12">More settings mashing:</text:p>
          <text:list>
            <text:list-item>
              <text:p text:style-name="P12">Delete the “Burglish” folder. Make sure only Burglish is affected.</text:p>
            </text:list-item>
          </text:list>
        </text:list-item>
        <text:list-item>
          <text:p text:style-name="P12">More checks</text:p>
          <text:list>
            <text:list-item>
              <text:p text:style-name="P12">Start typing a word. Switch the language. Make sure we reset the IM.</text:p>
            </text:list-item>
            <text:list-item>
              <text:p text:style-name="P12">Start typing a word. Switch the input to Burlgish. Hit “Enter”. Make sure nothing weird happens. </text:p>
            </text:list-item>
            <text:list-item>
              <text:p text:style-name="P12">Start typing. Switch to a Keyboard. Type more. Switch to WaitZar. Type a new word. Make sure it is output correctly. </text:p>
            </text:list-item>
            <text:list-item>
              <text:p text:style-name="P12">Start typing. Switch to a Keyboard. Change the output encoding to Win Innwa. Type more. Switch to WaitZar. Type a new word. Make sure it is output correctly. </text:p>
            </text:list-item>
          </text:list>
        </text:list-item>
        <text:list-item>
          <text:p text:style-name="P12">Final checks:</text:p>
          <text:list>
            <text:list-item>
              <text:p text:style-name="P12">Click “Help”. Make sure the correct version number is shown.</text:p>
            </text:list-item>
            <text:list-item>
              <text:p text:style-name="P12">Update the “waitzar_versions.txt” file &amp; commit it. Make sure the current version does NOT request you to update.</text:p>
            </text:list-item>
            <text:list-item>
              <text:p text:style-name="P12">Now make sure that past release candidates DO ask you to update.</text:p>
            </text:list-item>
            <text:list-item>
              <text:p text:style-name="P12"><text:soft-page-break/>Do a faux-update; add “1.9” to “waitzar_versions.txt”. Make sure the current RC asks you to update. (Now remove 1.9 from the list!)</text:p>
            </text:list-item>
            <text:list-item>
              <text:p text:style-name="P12">Before running WZ again, disconnect from the internet and then run WaitZar. See if the old “versions” file asks you to update. Make sure there is no slowdown, either way!</text:p>
            </text:list-item>
            <text:list-item>
              <text:p text:style-name="P12">Now, re-connect and run WZ; make sure it does NOT ask you to update.</text:p>
            </text:list-item>
            <text:list-item>
              <text:p text:style-name="P12">Make sure no log files are generated.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Padauk" svg:font-family="Padauk" style:font-pitch="variable"/>
    <style:font-face style:name="SimSun1" svg:font-family="SimSun" style:font-pitch="variable"/>
    <style:font-face style:name="SimSun2" svg:font-family="SimSun, 宋体" style:font-pitch="variable"/>
    <style:font-face style:name="UniMM" svg:font-family="UniMM, Padauk" style:font-pitch="variable"/>
    <style:font-face style:name="Courier New2" svg:font-family="'Courier New'" style:font-family-generic="modern" style:font-pitch="variable"/>
    <style:font-face style:name="Mangal2" svg:font-family="Mangal" style:font-family-generic="modern" style:font-pitch="variable"/>
    <style:font-face style:name="Times New Roman1" svg:font-family="'Times New Roman'"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StealthEnd_20_5" draw:display-name="msArrowStealthEnd 5" svg:viewBox="0 0 120 120" svg:d="m60 0 60 120-60-48-60 48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2"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N. Hetu</meta:initial-creator>
    <meta:creation-date>2008-05-18T15:37:00</meta:creation-date>
    <dc:creator>Seth Hetu</dc:creator>
    <dc:date>2010-12-13T01:35:34.96</dc:date>
    <meta:editing-cycles>295</meta:editing-cycles>
    <meta:editing-duration>PT10H20M46S</meta:editing-duration>
    <meta:generator>OpenOffice.org/3.2$Win32 OpenOffice.org_project/320m18$Build-9502</meta:generator>
    <meta:document-statistic meta:table-count="0" meta:image-count="0" meta:object-count="0" meta:page-count="7" meta:paragraph-count="155" meta:word-count="2216" meta:character-count="11733"/>
  </office:meta>
</office:document-meta>
</file>